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fineTransformOperation.getMatrixAs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ffineTransformOperation.get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ffineTransformOperation.setPrefix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fineTransformOperation.getFloatArray( String valu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ffineTransformOperation.setup( Parameters param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AffineTransformOperation.apply( WritableRaster im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